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2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4.935cm"/>
    </style:style>
    <style:style style:name="co5" style:family="table-column">
      <style:table-column-properties fo:break-before="auto" style:column-width="2.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1" table:number-rows-repeated="5"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1. <text:s/>기존 코드</text:p>
          </table:table-cell>
          <table:table-cell table:style-name="ce1"/>
          <table:table-cell table:style-name="ce1" office:value-type="string" calcext:value-type="string">
            <text:p>2. <text:s/>BEGIN, END TR 사용</text:p>
          </table:table-cell>
          <table:table-cell/>
          <table:table-cell table:style-name="ce1" office:value-type="string" calcext:value-type="string">
            <text:p>3. BEGIN, COMMIT TR 사용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42616972397082" calcext:value-type="float">
            <text:p>9.426169724</text:p>
          </table:table-cell>
          <table:table-cell/>
          <table:table-cell office:value-type="float" office:value="8.77921485400293" calcext:value-type="float">
            <text:p>8.779214854</text:p>
          </table:table-cell>
          <table:table-cell/>
          <table:table-cell office:value-type="float" office:value="9.85881044797134" calcext:value-type="float">
            <text:p>9.8588104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562891842972" calcext:value-type="float">
            <text:p>10.562891843</text:p>
          </table:table-cell>
          <table:table-cell/>
          <table:table-cell office:value-type="float" office:value="8.82062457496068" calcext:value-type="float">
            <text:p>8.820624575</text:p>
          </table:table-cell>
          <table:table-cell/>
          <table:table-cell office:value-type="float" office:value="8.8025611579651" calcext:value-type="float">
            <text:p>8.8025611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43558005098021" calcext:value-type="float">
            <text:p>9.435580051</text:p>
          </table:table-cell>
          <table:table-cell/>
          <table:table-cell office:value-type="float" office:value="8.67145730397897" calcext:value-type="float">
            <text:p>8.671457304</text:p>
          </table:table-cell>
          <table:table-cell/>
          <table:table-cell office:value-type="float" office:value="8.8611628600047" calcext:value-type="float">
            <text:p>8.861162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50723531201948" calcext:value-type="float">
            <text:p>9.507235312</text:p>
          </table:table-cell>
          <table:table-cell/>
          <table:table-cell office:value-type="float" office:value="8.96368249400985" calcext:value-type="float">
            <text:p>8.963682494</text:p>
          </table:table-cell>
          <table:table-cell/>
          <table:table-cell office:value-type="float" office:value="8.86625335703138" calcext:value-type="float">
            <text:p>8.8662533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375415757997" calcext:value-type="float">
            <text:p>10.375415758</text:p>
          </table:table-cell>
          <table:table-cell/>
          <table:table-cell office:value-type="float" office:value="9.85281164100161" calcext:value-type="float">
            <text:p>9.852811641</text:p>
          </table:table-cell>
          <table:table-cell/>
          <table:table-cell office:value-type="float" office:value="9.03499848797219" calcext:value-type="float">
            <text:p>9.0349984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89732638304122" calcext:value-type="float">
            <text:p>8.897326383</text:p>
          </table:table-cell>
          <table:table-cell/>
          <table:table-cell office:value-type="float" office:value="8.7480105390423" calcext:value-type="float">
            <text:p>8.748010539</text:p>
          </table:table-cell>
          <table:table-cell/>
          <table:table-cell office:value-type="float" office:value="9.49232945498079" calcext:value-type="float">
            <text:p>9.49232945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.5716424089624" calcext:value-type="float">
            <text:p>12.571642409</text:p>
          </table:table-cell>
          <table:table-cell/>
          <table:table-cell office:value-type="float" office:value="8.74430097802542" calcext:value-type="float">
            <text:p>8.744300978</text:p>
          </table:table-cell>
          <table:table-cell/>
          <table:table-cell office:value-type="float" office:value="8.91851055802545" calcext:value-type="float">
            <text:p>8.918510558</text:p>
          </table:table-cell>
          <table:table-cell table:number-columns-repeated="2"/>
          <table:table-cell office:value-type="string" calcext:value-type="string">
            <text:p>주소: ~~~</text:p>
          </table:table-cell>
          <table:table-cell office:value-type="string" calcext:value-type="string">
            <text:p>Open버튼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.3877088800073" calcext:value-type="float">
            <text:p>11.38770888</text:p>
          </table:table-cell>
          <table:table-cell/>
          <table:table-cell office:value-type="float" office:value="8.76256370299961" calcext:value-type="float">
            <text:p>8.762563703</text:p>
          </table:table-cell>
          <table:table-cell/>
          <table:table-cell office:value-type="float" office:value="8.91977107501589" calcext:value-type="float">
            <text:p>8.919771075</text:p>
          </table:table-cell>
          <table:table-cell table:number-columns-repeated="2"/>
          <table:table-cell office:value-type="string" calcext:value-type="string">
            <text:p>주소: ~~~</text:p>
          </table:table-cell>
          <table:table-cell office:value-type="string" calcext:value-type="string">
            <text:p>Open버튼</text:p>
          </table:table-cell>
          <table:table-cell table:number-columns-repeated="3"/>
        </table:table-row>
        <table:table-row table:style-name="ro2">
          <table:table-cell/>
          <table:table-cell office:value-type="float" office:value="8.84568783896975" calcext:value-type="float">
            <text:p>8.845687839</text:p>
          </table:table-cell>
          <table:table-cell/>
          <table:table-cell office:value-type="float" office:value="8.96059800399235" calcext:value-type="float">
            <text:p>8.960598004</text:p>
          </table:table-cell>
          <table:table-cell/>
          <table:table-cell office:value-type="float" office:value="8.93835142301396" calcext:value-type="float">
            <text:p>8.938351423</text:p>
          </table:table-cell>
          <table:table-cell table:number-columns-repeated="3"/>
          <table:table-cell office:value-type="string" calcext:value-type="string">
            <text:p>Convert 시작</text:p>
          </table:table-cell>
          <table:table-cell table:number-columns-repeated="3"/>
        </table:table-row>
        <table:table-row table:style-name="ro2">
          <table:table-cell/>
          <table:table-cell office:value-type="float" office:value="8.83679802203551" calcext:value-type="float">
            <text:p>8.836798022</text:p>
          </table:table-cell>
          <table:table-cell/>
          <table:table-cell office:value-type="float" office:value="8.79157391900662" calcext:value-type="float">
            <text:p>8.791573919</text:p>
          </table:table-cell>
          <table:table-cell/>
          <table:table-cell office:value-type="float" office:value="9.22695280396147" calcext:value-type="float">
            <text:p>9.226952804</text:p>
          </table:table-cell>
          <table:table-cell/>
          <table:table-cell office:value-type="string" calcext:value-type="string">
            <text:p>상태 메시지</text:p>
          </table:table-cell>
          <table:table-cell office:value-type="string" calcext:value-type="string">
            <text:p><text:s/>생성중~ 완료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평균</text:p>
          </table:table-cell>
          <table:table-cell table:style-name="ce1" table:formula="of:= AVERAGE(([.B7:.B16]))" office:value-type="float" office:value="9.98464562209556" calcext:value-type="float">
            <text:p>9.9846456221</text:p>
          </table:table-cell>
          <table:table-cell table:style-name="ce1"/>
          <table:table-cell table:style-name="ce1" table:formula="of:= AVERAGE([.D7:.D16])" office:value-type="float" office:value="8.90948380110203" calcext:value-type="float">
            <text:p>8.9094838011</text:p>
          </table:table-cell>
          <table:table-cell table:style-name="ce1"/>
          <table:table-cell table:style-name="ce1" table:formula="of:=AVERAGE([.F7:.F16])" office:value-type="float" office:value="9.09197016259423" calcext:value-type="float">
            <text:p>9.09197016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8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4:10:49.268491571</meta:creation-date>
    <dc:date>2021-03-08T17:20:22.669820109</dc:date>
    <meta:editing-duration>PT2H57M51S</meta:editing-duration>
    <meta:editing-cycles>3</meta:editing-cycles>
    <meta:generator>LibreOffice/4.2.8.2$Linux_X86_64 LibreOffice_project/420m0$Build-2</meta:generator>
    <meta:document-statistic meta:table-count="1" meta:cell-count="44" meta:object-count="0"/>
  </office:meta>
</office:document-meta>
</file>